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8fd" officeooo:paragraph-rsid="0009f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concept vendredi TD 10 – 11 avril</text:p>
      <text:p text:style-name="P1"/>
      <text:p text:style-name="P1">2 objectifs </text:p>
      <text:p text:style-name="P1">- comment travailler en groupe avec AGOL ?</text:p>
      <text:p text:style-name="P1">- quels traitements ?</text:p>
      <text:p text:style-name="P1"/>
      <text:p text:style-name="P1">Idées :</text:p>
      <text:p text:style-name="P1">test sur storymap : ajout d’un élément test sur la story map d’un autre. Est-ce possible ? (théoriquement non sans en changer le nom)</text:p>
      <text:p text:style-name="P1">donc solution :</text:p>
      <text:p text:style-name="P1">- mise à jour partagée</text:p>
      <text:p text:style-name="P1">Mais également</text:p>
      <text:p text:style-name="P1">- collections</text:p>
      <text:p text:style-name="P1">- renvoi de liens</text:p>
      <text:p text:style-name="P1"/>
      <text:p text:style-name="P1">idée : faire une story map pour le cours !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4:59:32.982000000</meta:creation-date>
    <dc:date>2025-04-08T20:38:36.190000000</dc:date>
    <meta:editing-duration>PT5H39M3S</meta:editing-duration>
    <meta:editing-cycles>1</meta:editing-cycles>
    <meta:document-statistic meta:table-count="0" meta:image-count="0" meta:object-count="0" meta:page-count="1" meta:paragraph-count="12" meta:word-count="73" meta:character-count="374" meta:non-whitespace-character-count="311"/>
    <meta:generator>LibreOffice/7.6.0.3$Windows_X86_64 LibreOffice_project/69edd8b8ebc41d00b4de3915dc82f8f0fc3b6265</meta:generator>
  </office:meta>
</office:document-meta>
</file>